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bold" style:font-size-asian="12pt" style:font-weight-asian="bold" style:font-size-complex="12pt" style:font-weight-complex="bold"/>
    </style:style>
    <style:style style:name="P4" style:family="paragraph" style:parent-style-name="Standard">
      <style:paragraph-properties fo:line-height="125%"/>
      <style:text-properties fo:font-size="20pt" fo:font-weight="bold" style:font-size-asian="20pt" style:font-weight-asian="bold" style:font-size-complex="20pt" style:font-weight-complex="bold"/>
    </style:style>
    <style:style style:name="P5" style:family="paragraph" style:parent-style-name="Standard">
      <style:paragraph-properties fo:line-height="125%"/>
      <style:text-properties fo:font-weight="bold" style:font-weight-asian="bold" style:font-weight-complex="bold"/>
    </style:style>
    <style:style style:name="P6" style:family="paragraph" style:parent-style-name="Standard">
      <style:paragraph-properties fo:line-height="125%" fo:padding="0.074cm" fo:border-left="none" fo:border-right="none" fo:border-top="none" fo:border-bottom="0.99pt solid #000000" style:join-border="false"/>
    </style:style>
    <style:style style:name="P7" style:family="paragraph" style:parent-style-name="Standard">
      <style:paragraph-properties fo:line-height="100%"/>
      <style:text-properties fo:font-style="normal" officeooo:rsid="0027de40" officeooo:paragraph-rsid="003e6f38" style:font-style-asian="normal" style:font-style-complex="normal"/>
    </style:style>
    <style:style style:name="P8" style:family="paragraph" style:parent-style-name="Standard">
      <style:paragraph-properties fo:line-height="100%"/>
      <style:text-properties fo:font-style="normal" officeooo:rsid="0027de40" officeooo:paragraph-rsid="004cda8a" style:font-style-asian="normal" style:font-style-complex="normal"/>
    </style:style>
    <style:style style:name="P9" style:family="paragraph" style:parent-style-name="Standard">
      <style:paragraph-properties fo:line-height="100%"/>
      <style:text-properties style:font-name="Courier New" fo:font-size="9pt" fo:font-style="normal" officeooo:rsid="0027de40" officeooo:paragraph-rsid="004cda8a" style:font-size-asian="9pt" style:font-style-asian="normal" style:font-size-complex="9pt" style:font-style-complex="normal"/>
    </style:style>
    <style:style style:name="P10" style:family="paragraph" style:parent-style-name="Standard">
      <style:paragraph-properties fo:line-height="100%"/>
      <style:text-properties style:font-name="Courier New" fo:font-size="9pt" fo:font-style="normal" officeooo:rsid="0027de40" officeooo:paragraph-rsid="004e5c5a" style:font-size-asian="9pt" style:font-style-asian="normal" style:font-size-complex="9pt" style:font-style-complex="normal"/>
    </style:style>
    <style:style style:name="P11" style:family="paragraph" style:parent-style-name="Standard">
      <style:paragraph-properties fo:line-height="100%"/>
      <style:text-properties style:font-name="Courier New" fo:font-size="9pt" fo:font-style="normal" officeooo:rsid="0027de40" officeooo:paragraph-rsid="004f75b4" style:font-size-asian="9pt" style:font-style-asian="normal" style:font-size-complex="9pt" style:font-style-complex="normal"/>
    </style:style>
    <style:style style:name="P12" style:family="paragraph" style:parent-style-name="Standard">
      <style:paragraph-properties fo:line-height="100%"/>
      <style:text-properties style:font-name="Courier New" fo:font-size="9pt" fo:font-style="normal" officeooo:rsid="0027de40" officeooo:paragraph-rsid="0050f8a3" style:font-size-asian="9pt" style:font-style-asian="normal" style:font-size-complex="9pt" style:font-style-complex="normal"/>
    </style:style>
    <style:style style:name="T1" style:family="text">
      <style:text-properties style:font-name="Times New Roman" fo:font-size="12pt" officeooo:rsid="003e6f38" style:font-size-asian="12pt" style:font-size-complex="12pt"/>
    </style:style>
    <style:style style:name="T2" style:family="text">
      <style:text-properties style:font-name="Times New Roman" fo:font-size="12pt" officeooo:rsid="004cda8a" style:font-size-asian="12pt" style:font-size-complex="12pt"/>
    </style:style>
    <style:style style:name="T3" style:family="text">
      <style:text-properties style:font-name="Times New Roman" fo:font-size="12pt" officeooo:rsid="004e5c5a" style:font-size-asian="12pt" style:font-size-complex="12pt"/>
    </style:style>
    <style:style style:name="T4" style:family="text">
      <style:text-properties style:font-name="Times New Roman" fo:font-size="12pt" officeooo:rsid="004f75b4" style:font-size-asian="12pt" style:font-size-complex="12pt"/>
    </style:style>
    <style:style style:name="T5" style:family="text">
      <style:text-properties style:font-name="Times New Roman" fo:font-size="12pt" officeooo:rsid="0050f8a3" style:font-size-asian="12pt" style:font-size-complex="12pt"/>
    </style:style>
    <style:style style:name="T6" style:family="text">
      <style:text-properties style:font-name="Times New Roman" fo:font-size="12pt" officeooo:rsid="0052dc38" style:font-size-asian="12pt" style:font-size-complex="12pt"/>
    </style:style>
    <style:style style:name="T7" style:family="text">
      <style:text-properties style:font-name="Times New Roman" fo:font-size="12pt" fo:font-weight="bold" officeooo:rsid="003e6f38" style:font-size-asian="12pt" style:font-weight-asian="bold" style:font-size-complex="12pt" style:font-weight-complex="bold"/>
    </style:style>
    <style:style style:name="T8" style:family="text">
      <style:text-properties style:font-name="Times New Roman" fo:font-size="12pt" style:text-underline-style="solid" style:text-underline-width="auto" style:text-underline-color="font-color" officeooo:rsid="0050f8a3" style:font-size-asian="12pt" style:font-size-complex="12pt"/>
    </style:style>
    <style:style style:name="T9" style:family="text">
      <style:text-properties style:font-name="Times New Roman" fo:font-size="12pt" style:text-underline-style="none" officeooo:rsid="0050f8a3" style:font-size-asian="12pt" style:font-size-complex="12pt"/>
    </style:style>
    <style:style style:name="T10" style:family="text">
      <style:text-properties style:font-name="Times New Roman" fo:font-size="12pt" style:text-underline-style="none" officeooo:rsid="0052dc38" style:font-size-asian="12pt" style:font-size-complex="12pt"/>
    </style:style>
    <style:style style:name="T11" style:family="text">
      <style:text-properties officeooo:rsid="004cda8a"/>
    </style:style>
    <style:style style:name="T12" style:family="text">
      <style:text-properties fo:font-size="12pt" officeooo:rsid="004cda8a" style:font-size-asian="12pt" style:font-size-complex="12pt"/>
    </style:style>
    <style:style style:name="T13" style:family="text">
      <style:text-properties fo:font-size="12pt" officeooo:rsid="004e5c5a" style:font-size-asian="12pt" style:font-size-complex="12pt"/>
    </style:style>
    <style:style style:name="T14" style:family="text">
      <style:text-properties style:text-underline-style="none" fo:font-weight="normal" officeooo:rsid="004cda8a"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teilte Algorithmen</text:p>
      <text:p text:style-name="P4">Aufgabenblatt <text:span text:style-name="T11">8</text:span></text:p>
      <text:p text:style-name="P2">(zum <text:span text:style-name="T11">16</text:span>. <text:span text:style-name="T11">Januar</text:span> 201<text:span text:style-name="T11">3</text:span>)</text:p>
      <text:p text:style-name="P1"/>
      <text:p text:style-name="P5">Gruppe 08</text:p>
      <text:p text:style-name="P1">Björn Stabel 222128</text:p>
      <text:p text:style-name="P1">Tim Strehlow 316594</text:p>
      <text:p text:style-name="P1">Friedrich Maiwald 350570</text:p>
      <text:p text:style-name="P6"/>
      <text:p text:style-name="P1"/>
      <text:p text:style-name="P7"><text:span text:style-name="T7">Aufgabe 7.1</text:span><text:span text:style-name="T1">: </text:span><text:span text:style-name="T2">Byzantinische Generäle</text:span></text:p>
      <text:p text:style-name="P7"><text:span text:style-name="T1"/></text:p>
      <text:p text:style-name="P8"><text:span text:style-name="T2">Die Anzahl der Generäle und der Verräter kann in unserem Algorithmus komplett über die Config-Datei konfiguriert werden. Für die in der Aufgabenstellung beschriebenen Setups sind die drei Config-Dateien mit angehangen, hier als Beispiel blatt8-aufgabe1b.txt:</text:span></text:p>
      <text:p text:style-name="P8"><text:span text:style-name="T2"/></text:p>
      <text:p text:style-name="P9"><text:span text:style-name="T11">[graph.random]</text:span></text:p>
      <text:p text:style-name="P9"><text:span text:style-name="T11">teachnet.util.FullyMeshedGraphGenerator</text:span></text:p>
      <text:p text:style-name="P9"><text:span text:style-name="T11">n=java.lang.Integer:</text:span><text:span text:style-name="T14">7</text:span></text:p>
      <text:p text:style-name="P9"><text:span text:style-name="T11"/></text:p>
      <text:p text:style-name="P9"><text:span text:style-name="T11">[network]</text:span></text:p>
      <text:p text:style-name="P9"><text:span text:style-name="T11">teachnet.network.LinearDelayNetwork</text:span></text:p>
      <text:p text:style-name="P9"><text:span text:style-name="T11">delay.min=java.lang.Double:1.0</text:span></text:p>
      <text:p text:style-name="P9"><text:span text:style-name="T11">delay.max=java.lang.Double:2.0</text:span></text:p>
      <text:p text:style-name="P9"><text:span text:style-name="T11"/></text:p>
      <text:p text:style-name="P9"><text:span text:style-name="T11">[stack.algorithms]</text:span></text:p>
      <text:p text:style-name="P9"><text:span text:style-name="T11">algorithms.ByzantineGenerals</text:span></text:p>
      <text:p text:style-name="P9"><text:span text:style-name="T11"/></text:p>
      <text:p text:style-name="P9"><text:span text:style-name="T11">[stack.configs]</text:span></text:p>
      <text:p text:style-name="P9"><text:span text:style-name="T11">0.node.id=java.lang.String:$node.id</text:span></text:p>
      <text:p text:style-name="P9"><text:span text:style-name="T11">0.leadingGeneral=java.lang.Integer:0</text:span></text:p>
      <text:p text:style-name="P9"><text:span text:style-name="T11">0.disloyalGenerals=java.lang.String:3,4</text:span></text:p>
      <text:p text:style-name="P9"><text:span text:style-name="T11">0.network.size=java.lang.String:$network.size</text:span></text:p>
      <text:p text:style-name="P9"><text:span text:style-name="T11"/></text:p>
      <text:p text:style-name="P9"><text:span text:style-name="T11">[inits]</text:span></text:p>
      <text:p text:style-name="P9"><text:span text:style-name="T11">0,0,0.0</text:span></text:p>
      <text:p text:style-name="P9"><text:span text:style-name="T11">0,0,10.0</text:span></text:p>
      <text:p text:style-name="P9"><text:span text:style-name="T11"/></text:p>
      <text:p text:style-name="P9"><text:span text:style-name="T2">Wir benutzen den FullyMeshedGraphGenerator. Die ID des Anführers kann unter </text:span><text:span text:style-name="T12">[stack.configs]</text:span><text:span text:style-name="T2"> über den Parameter </text:span><text:span text:style-name="T12">0.leadingGeneral</text:span><text:span text:style-name="T2"> gesetzt werden. Über disloyalGenerals gibt man in Kommata getrennt (ohne Leerzeichen) die Ids der illoyalen Generäle an.</text:span></text:p>
      <text:p text:style-name="P9"><text:span text:style-name="T2">Wichtig ist, dass die Id des Anführers auch initiieren muss, und das zwei mal (siehe letze beiden Zeilen).</text:span></text:p>
      <text:p text:style-name="P9"><text:span text:style-name="T2"/></text:p>
      <text:p text:style-name="P9"><text:span text:style-name="T2">Bei der ersten Initiierung schickt der Knoten zu allen anderen eine </text:span><text:span text:style-name="T12">InitiateMessage,</text:span><text:span text:style-name="T2"> welche die Id des sendenden Knoten enthält. Jeder Knoten der eine InitiateMessage erhält, speichert sich über welches Interface der Knoten mit der ID aus der Message erreichbar ist und schickt ebenso über alle Interfaces eine InitiateMessage mit seiner eigenen Id raus. Nach dem Senden der InitiateMessages setzt der Knoten das isInitiated-Flag auf true, damit die Initiierung terminiert.</text:span></text:p>
      <text:p text:style-name="P9"><text:span text:style-name="T2">Nun weiß jeder Knoten zu jedem seiner Interfaces, welchen Knoten er darüber erreichen kann.</text:span></text:p>
      <text:p text:style-name="P9"><text:span text:style-name="T2"/></text:p>
      <text:p text:style-name="P10"><text:span text:style-name="T3">Bei der zweiten Initiierung wird der eigentliche Algorithmus gestartet. Der Anführer schickt an alle Knoten eine </text:span><text:span text:style-name="T13">ByzantineMessage</text:span><text:span text:style-name="T3">, die seine Id im IdPath und wenn er loyal ist den Wert true </text:span><text:soft-page-break/><text:span text:style-name="T3">enthält, ansonsten wird an jeden Knoten ein unterschiedlicher zufälliger boolean-Wert geschickt.</text:span></text:p>
      <text:p text:style-name="P10"><text:span text:style-name="T3"/></text:p>
      <text:p text:style-name="P11"><text:span text:style-name="T4">Empfängt ein Knoten eine ByzantineMessage, so wird sie in einer Liste zwischengespeichert (receivedMsgs). </text:span></text:p>
      <text:p text:style-name="P11"><text:span text:style-name="T4">Ist die Länge ihres IdPaths kleiner als die Anzahl der Runden (Anzahl an Verrätern + 1), so wird eine neue Nachricht konstruiert, die den IdPath der alten plus der des aktuellen Knoten enthält. Ihr Wert wird durchgereicht, wenn es sich um einen loyal</text:span><text:span text:style-name="T6">en</text:span><text:span text:style-name="T4"> Knoten handelt, ansonsten wird er umgekehrt und der isCorrupt-Flag der Nachricht wird auf true gesetzt. </text:span><text:span text:style-name="T5">Anschließend wird die Nachricht an alle Knoten geschickt, deren Id nicht in ihrem IdPath vorkommt.</text:span></text:p>
      <text:p text:style-name="P11"><text:span text:style-name="T5"/></text:p>
      <text:p text:style-name="P12"><text:span text:style-name="T5">Ist die Länge des IdPaths der empfangenen Nachricht </text:span><text:span text:style-name="T8">nicht</text:span><text:span text:style-name="T9"> kleiner als die Anzahl der Runden, so wird gecheckt, ob der Knoten schon alle Nachrichten empfangen hat. Wenn ja, wird die Mehrheit gebildet (buildMajority()).</text:span></text:p>
      <text:p text:style-name="P12"><text:span text:style-name="T9"/></text:p>
      <text:p text:style-name="P12"><text:span text:style-name="T9">Die empfangenen Nachrichten werden anhand ihres IdPaths in einer Baumstruktur aufgebaut </text:span><text:span text:style-name="T10">(buildParents())</text:span><text:span text:style-name="T9">. Anschließend wird rekursiv die Mehrheit gebildet, aus dem Wert jedes Knoten und den direkt unter ihm liegenden Kno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3-01-16T22:34:19</dc:date>
    <meta:editing-duration>P2DT5H54M54S</meta:editing-duration>
    <meta:editing-cycles>60</meta:editing-cycles>
    <meta:generator>LibreOffice/3.6$MacOSX_x86 LibreOffice_project/58f22d5-270d05a-e2abed1-ea17a85-9b5702</meta:generator>
    <meta:document-statistic meta:table-count="0" meta:image-count="0" meta:object-count="0" meta:page-count="2" meta:paragraph-count="35" meta:word-count="397" meta:character-count="3043" meta:non-whitespace-character-count="2680"/>
  </office:meta>
</office:document-meta>
</file>